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1.2396in"/>
    </style:style>
    <style:style style:name="TableHeader.B" style:family="table-column">
      <style:table-column-properties style:column-width="0.016in"/>
    </style:style>
    <style:style style:name="TableHeader.C" style:family="table-column">
      <style:table-column-properties style:column-width="0.6194in"/>
    </style:style>
    <style:style style:name="TableHeader.D" style:family="table-column">
      <style:table-column-properties style:column-width="3.0521in"/>
    </style:style>
    <style:style style:name="TableHeader.E" style:family="table-column">
      <style:table-column-properties style:column-width="0.6979in"/>
    </style:style>
    <style:style style:name="TableHeader.F" style:family="table-column">
      <style:table-column-properties style:column-width="1.3021in"/>
    </style:style>
    <style:style style:name="TableHeader.1" style:family="table-row">
      <style:table-row-properties style:min-row-height="0.375in"/>
    </style:style>
    <style:style style:name="TableHeader.A1" style:family="table-cell">
      <style:table-cell-properties fo:padding="0.0382in" fo:border="none" style:writing-mode="page"/>
    </style:style>
    <style:style style:name="TableHeader.C1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Item" style:family="table">
      <style:table-properties style:width="6.9299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3.9389in"/>
    </style:style>
    <style:style style:name="TableItem.D" style:family="table-column">
      <style:table-column-properties style:column-width="1.0007in"/>
    </style:style>
    <style:style style:name="TableItem.E" style:family="table-column">
      <style:table-column-properties style:column-width="0.9903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E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background-color="#dddddd" fo:padding="0.0201in" fo:border-left="0.5pt solid #808080" fo:border-right="none" fo:border-top="none" fo:border-bottom="0.5pt solid #808080" style:writing-mode="page">
        <style:background-image/>
      </style:table-cell-properties>
    </style:style>
    <style:style style:name="TableItem.E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248414" officeooo:paragraph-rsid="00248414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281092" officeooo:paragraph-rsid="00281092" style:font-size-asian="10pt" style:font-size-complex="10pt"/>
    </style:style>
    <style:style style:name="P12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18" style:family="paragraph" style:parent-style-name="Standard" style:master-page-name="Standard">
      <style:paragraph-properties style:page-number="auto"/>
      <style:text-properties officeooo:rsid="0023d8be" officeooo:paragraph-rsid="001488e1"/>
    </style:style>
    <style:style style:name="P19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0" style:family="paragraph" style:parent-style-name="Standard">
      <style:text-properties style:font-name="Calibri" fo:font-size="10pt" officeooo:rsid="001488e1" officeooo:paragraph-rsid="002c141b" style:font-size-asian="10pt" style:font-size-complex="10pt"/>
    </style:style>
    <style:style style:name="P21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2a88be" officeooo:paragraph-rsid="002a88b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variable-decls>
        <text:variable-decl office:value-type="string" text:name="totalinwords"/>
        <text:variable-decl office:value-type="string" text:name="voucherno"/>
        <text:variable-decl office:value-type="string" text:name="voucherdate"/>
        <text:variable-decl office:value-type="string" text:name="paymentto"/>
        <text:variable-decl office:value-type="string" text:name="paymentmode"/>
        <text:variable-decl office:value-type="string" text:name="paymentmodedetails"/>
        <text:variable-decl office:value-type="string" text:name="vouchertotal"/>
        <text:variable-decl office:value-type="string" text:name="being"/>
        <text:variable-decl office:value-type="string" text:name="receivedfrom"/>
        <text:variable-decl office:value-type="string" text:name="receptionmode"/>
        <text:variable-decl office:value-type="string" text:name="receptionmodedetail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F"/>
        <table:table-row table:style-name="TableHeader.1">
          <table:table-cell table:style-name="TableHeader.A1" office:value-type="string">
            <text:p text:style-name="P3"/>
          </table:table-cell>
          <table:table-cell table:style-name="TableHeader.A1" office:value-type="string">
            <text:p text:style-name="P6"/>
          </table:table-cell>
          <table:table-cell table:style-name="TableHeader.C1" table:number-columns-spanned="3" office:value-type="string">
            <text:p text:style-name="Title">Receipt Voucher</text:p>
          </table:table-cell>
          <table:covered-table-cell/>
          <table:covered-table-cell/>
          <table:table-cell table:style-name="TableHeader.A1" office:value-type="string">
            <text:p text:style-name="P4"/>
          </table:table-cell>
        </table:table-row>
        <table:table-row table:style-name="TableLine2374466524864">
          <table:table-cell table:style-name="TableHeader.A1" office:value-type="string">
            <text:p text:style-name="P12">Voucher No</text:p>
          </table:table-cell>
          <table:table-cell table:style-name="TableHeader.A1" office:value-type="string">
            <text:p text:style-name="P6"/>
          </table:table-cell>
          <table:table-cell table:style-name="TableHeader.A1" table:number-columns-spanned="2" office:value-type="string">
            <text:p text:style-name="P4"><text:variable-set text:name="voucherno" office:value-type="string">voucherno</text:variable-set></text:p>
          </table:table-cell>
          <table:covered-table-cell/>
          <table:table-cell table:style-name="TableHeader.A1" office:value-type="string">
            <text:p text:style-name="P13">Date</text:p>
          </table:table-cell>
          <table:table-cell table:style-name="TableHeader.A1" office:value-type="string">
            <text:p text:style-name="P14"><text:variable-set text:name="voucherdate" office:value-type="string">voucherdate</text:variable-set></text:p>
          </table:table-cell>
        </table:table-row>
        <table:table-row table:style-name="TableLine2374466530048">
          <table:table-cell table:style-name="TableHeader.A1" office:value-type="string">
            <text:p text:style-name="P12">Received from</text:p>
          </table:table-cell>
          <table:table-cell table:style-name="TableHeader.A1" office:value-type="string">
            <text:p text:style-name="P6"/>
          </table:table-cell>
          <table:table-cell table:style-name="TableHeader.A1" table:number-columns-spanned="4" office:value-type="string">
            <text:p text:style-name="P4"><text:variable-set text:name="receivedfrom" office:value-type="string">receivedfrom</text:variable-set></text:p>
          </table:table-cell>
          <table:covered-table-cell/>
          <table:covered-table-cell/>
          <table:covered-table-cell/>
        </table:table-row>
        <table:table-row table:style-name="TableLine2374466526880">
          <table:table-cell table:style-name="TableHeader.A1" office:value-type="string">
            <text:p text:style-name="P12">Reception Mode</text:p>
          </table:table-cell>
          <table:table-cell table:style-name="TableHeader.A1" office:value-type="string">
            <text:p text:style-name="P6"/>
          </table:table-cell>
          <table:table-cell table:style-name="TableHeader.C4" office:value-type="string">
            <text:p text:style-name="P8"><text:variable-set text:name="receptionmode" office:value-type="string">receptionmode</text:variable-set></text:p>
          </table:table-cell>
          <table:table-cell table:style-name="TableHeader.A1" table:number-columns-spanned="3" office:value-type="string">
            <text:p text:style-name="P20"><text:variable-set text:name="receptionmodedetails" office:value-type="string">receptionmodedetails</text:variable-set></text:p>
          </table:table-cell>
          <table:covered-table-cell/>
          <table:covered-table-cell/>
        </table:table-row>
      </table:table>
      <text:p text:style-name="P2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header-rows>
          <table:table-row table:style-name="TableLine2374469245872">
            <table:table-cell table:style-name="TableItem.A1" office:value-type="string">
              <text:p text:style-name="P9">#</text:p>
            </table:table-cell>
            <table:table-cell table:style-name="TableItem.A1" table:number-columns-spanned="2" office:value-type="string">
              <text:p text:style-name="P10">Accounts Head</text:p>
            </table:table-cell>
            <table:covered-table-cell/>
            <table:table-cell table:style-name="TableItem.A1" office:value-type="string">
              <text:p text:style-name="P10">Accounts Code</text:p>
            </table:table-cell>
            <table:table-cell table:style-name="TableItem.E1" office:value-type="string">
              <text:p text:style-name="P10">Amount (Tk.)</text:p>
            </table:table-cell>
          </table:table-row>
        </table:table-header-rows>
        <table:table-row table:style-name="TableLine2374469243280">
          <table:table-cell table:style-name="TableItem.A13" office:value-type="string">
            <text:p text:style-name="P6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23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3280">
          <table:table-cell table:style-name="TableItem.A12" office:value-type="string">
            <text:p text:style-name="P23"/>
          </table:table-cell>
          <table:table-cell table:style-name="TableItem.B12" table:number-columns-spanned="2" office:value-type="string">
            <text:p text:style-name="P7"/>
          </table:table-cell>
          <table:covered-table-cell/>
          <table:table-cell table:style-name="TableItem.D12" office:value-type="string">
            <text:p text:style-name="P6"/>
          </table:table-cell>
          <table:table-cell table:style-name="TableItem.E12" office:value-type="string">
            <text:p text:style-name="P5"/>
          </table:table-cell>
        </table:table-row>
        <table:table-row table:style-name="TableLine2374469243280">
          <table:table-cell table:style-name="TableItem.A13" office:value-type="string">
            <text:p text:style-name="P6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5"/>
          </table:table-cell>
        </table:table-row>
        <table:table-row table:style-name="TableLine2374469249328">
          <table:table-cell table:style-name="TableItem.A1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Line2374469258832">
          <table:table-cell table:style-name="TableItem.A15" table:number-columns-spanned="4" office:value-type="string">
            <text:p text:style-name="P16">Total</text:p>
          </table:table-cell>
          <table:covered-table-cell/>
          <table:covered-table-cell/>
          <table:covered-table-cell/>
          <table:table-cell table:style-name="TableItem.E15" office:value-type="string">
            <text:p text:style-name="P14"><text:variable-set text:name="vouchertotal" office:value-type="string">vouchertotal</text:variable-set></text:p>
          </table:table-cell>
        </table:table-row>
        <table:table-row table:style-name="TableLine2374469260272">
          <table:table-cell table:style-name="TableItem.A16" table:number-columns-spanned="2" office:value-type="string">
            <text:p text:style-name="P15">Total (in Words)</text:p>
          </table:table-cell>
          <table:covered-table-cell/>
          <table:table-cell table:style-name="TableItem.C16" table:number-columns-spanned="3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</table:table-row>
        <table:table-row table:style-name="TableLine2374469263152">
          <table:table-cell table:style-name="TableItem.A17" table:number-columns-spanned="2" office:value-type="string">
            <text:p text:style-name="P17">Being</text:p>
          </table:table-cell>
          <table:covered-table-cell/>
          <table:table-cell table:style-name="TableItem.C17" table:number-columns-spanned="3" office:value-type="string">
            <text:p text:style-name="P4"><text:variable-set text:name="being" office:value-type="string">being</text:variable-set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701in" fo:margin-bottom="0in" style:contextual-spacing="false"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2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5in" style:rel-column-width="4507*"/>
    </style:style>
    <style:style style:name="Table1.B" style:family="table-column">
      <style:table-column-properties style:column-width="1.2in" style:rel-column-width="10817*"/>
    </style:style>
    <style:style style:name="Table1.C" style:family="table-column">
      <style:table-column-properties style:column-width="0.4153in" style:rel-column-width="3743*"/>
    </style:style>
    <style:style style:name="Table1.E" style:family="table-column">
      <style:table-column-properties style:column-width="0.4201in" style:rel-column-width="3787*"/>
    </style:style>
    <style:style style:name="Table1.F" style:family="table-column">
      <style:table-column-properties style:column-width="1.1951in" style:rel-column-width="10773*"/>
    </style:style>
    <style:style style:name="Table1.I" style:family="table-column">
      <style:table-column-properties style:column-width="0.7194in" style:rel-column-width="6487*"/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0.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Spectrum Software &amp; Consulting (Pvt.) Ltd.</text:p>
        <text:p text:style-name="Subtitle">Corporate Office: BDBL Bhaban, 7th Floor, 12 Kawran Bazar, Dhaka-1215, Bangladesh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E"/>
          <table:table-column table:style-name="Table1.B"/>
          <table:table-column table:style-name="Table1.I"/>
          <table:table-row table:style-name="TableLine2374466518528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Line2374466522560"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Prepar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Check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Approv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Received by</text:p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2:51:57.399000000</dc:date>
    <meta:editing-duration>PT1H56M3S</meta:editing-duration>
    <meta:editing-cycles>18</meta:editing-cycles>
    <meta:generator>LibreOffice/7.3.1.3$Windows_X86_64 LibreOffice_project/a69ca51ded25f3eefd52d7bf9a5fad8c90b87951</meta:generator>
    <meta:document-statistic meta:table-count="3" meta:image-count="0" meta:object-count="0" meta:page-count="1" meta:paragraph-count="26" meta:word-count="54" meta:character-count="381" meta:non-whitespace-character-count="353"/>
  </office:meta>
</office:document-meta>
</file>